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cfSymbolFont bliss 2012" svg:font-family="'CcfSymbolFont bliss 20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cfSymbolFont bliss 2012" officeooo:rsid="000c5d24" officeooo:paragraph-rsid="000c5d24"/>
    </style:style>
    <style:style style:name="P2" style:family="paragraph" style:parent-style-name="Standard">
      <style:text-properties style:font-name="CcfSymbolFont bliss 2012" officeooo:rsid="000c5d24" officeooo:paragraph-rsid="000e7327"/>
    </style:style>
    <style:style style:name="P3" style:family="paragraph" style:parent-style-name="Standard">
      <style:text-properties style:font-name="CcfSymbolFont bliss 2012" officeooo:rsid="000c5d24" officeooo:paragraph-rsid="000f8852"/>
    </style:style>
    <style:style style:name="P4" style:family="paragraph" style:parent-style-name="Standard">
      <style:paragraph-properties fo:text-align="start" style:justify-single-word="false"/>
      <style:text-properties style:font-name="CcfSymbolFont bliss 2012" fo:font-size="32pt" officeooo:rsid="000c5d24" officeooo:paragraph-rsid="000e7327" style:font-size-asian="32pt" style:font-size-complex="32pt"/>
    </style:style>
    <style:style style:name="P5" style:family="paragraph" style:parent-style-name="Standard">
      <style:paragraph-properties fo:text-align="start" style:justify-single-word="false"/>
      <style:text-properties style:font-name="CcfSymbolFont bliss 2012" fo:font-size="32pt" officeooo:rsid="000c5d24" officeooo:paragraph-rsid="0012c6f9" style:font-size-asian="32pt" style:font-size-complex="32pt"/>
    </style:style>
    <style:style style:name="P6" style:family="paragraph" style:parent-style-name="Standard">
      <style:text-properties style:font-name="CcfSymbolFont bliss 2012" fo:font-size="10pt" officeooo:rsid="000c5d24" officeooo:paragraph-rsid="0012c6f9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officeooo:rsid="000e3134" style:font-size-asian="32pt" style:font-size-complex="32pt"/>
    </style:style>
    <style:style style:name="T3" style:family="text">
      <style:text-properties fo:font-size="32pt" officeooo:rsid="000e7327" style:font-size-asian="32pt" style:font-size-complex="32pt"/>
    </style:style>
    <style:style style:name="T4" style:family="text">
      <style:text-properties officeooo:rsid="000e3134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12c6f9" style:font-size-asian="10pt" style:font-size-complex="10pt"/>
    </style:style>
    <style:style style:name="T7" style:family="text">
      <style:text-properties officeooo:rsid="000e7327"/>
    </style:style>
    <style:style style:name="T8" style:family="text">
      <style:text-properties officeooo:rsid="000eda07"/>
    </style:style>
    <style:style style:name="T9" style:family="text">
      <style:text-properties officeooo:rsid="000f8852"/>
    </style:style>
    <style:style style:name="T10" style:family="text">
      <style:text-properties officeooo:rsid="0010fe85"/>
    </style:style>
    <style:style style:name="T11" style:family="text">
      <style:text-properties officeooo:rsid="0012c6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 <text:span text:style-name="T7"></text:span>  <text:span text:style-name="T5">Blissymbols_Dictionary.</text:span><text:span text:style-name="T6">odt</text:span> <text:span text:style-name="T11"> </text:span><text:span text:style-name="T5">LibreOffice</text:span><text:span text:style-name="T11">  </text:span>   <text:span text:style-name="T4"></text:span></text:p>
      <text:p text:style-name="P1"/>
      <text:p text:style-name="P1"><text:span text:style-name="T11">[First you o</text:span>pen Blissymbols_Dictionary.<text:span text:style-name="T11">odt </text:span>with LibreOffice, then <text:span text:style-name="T11">you </text:span>open a new text document.<text:span text:style-name="T11">]</text:span> </text:p>
      <text:p text:style-name="P1"/>
      <text:p text:style-name="P4"> <text:span text:style-name="T7"></text:span>     <text:span text:style-name="T5">Blissymbols_Dictionary </text:span> <text:span text:style-name="T7"></text:span>  <text:span text:style-name="T4"></text:span></text:p>
      <text:p text:style-name="P1"/>
      <text:p text:style-name="P1"><text:span text:style-name="T8">[</text:span>Now you can copy Blissymbols from the <text:span text:style-name="T8">Blissymbols_Dictionary</text:span> into your new document.<text:span text:style-name="T8">]</text:span> </text:p>
      <text:p text:style-name="P1"/>
      <text:p text:style-name="P2"><text:span text:style-name="T1">   </text:span> <text:span text:style-name="T1">  </text:span><text:span text:style-name="T3"></text:span><text:span text:style-name="T1"> </text:span><text:span text:style-name="T2">    </text:span></text:p>
      <text:p text:style-name="P1"/>
      <text:p text:style-name="P1"><text:span text:style-name="T8">[</text:span>I hope <text:span text:style-name="T4">that </text:span>this document helps you to read, write and learn Semantography.<text:span text:style-name="T8">]</text:span></text:p>
      <text:p text:style-name="P1"/>
      <text:p text:style-name="P1"/>
      <text:p text:style-name="P6"/>
      <text:p text:style-name="P1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cfSymbolFont bliss 2012" svg:font-family="'CcfSymbolFont bliss 20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o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o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i-Mint </meta:initial-creator>
    <meta:creation-date>2015-08-15T19:52:22.202116381</meta:creation-date>
    <dc:date>2015-08-15T21:58:33.018366673</dc:date>
    <dc:creator>Kati-Mint </dc:creator>
    <meta:editing-duration>PT1H35M44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7" meta:word-count="87" meta:character-count="399" meta:non-whitespace-character-count="329"/>
  </office:meta>
</office:document-meta>
</file>